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2ef" officeooo:paragraph-rsid="0017a2ef"/>
    </style:style>
    <style:style style:name="P2" style:family="paragraph" style:parent-style-name="Standard">
      <style:text-properties officeooo:rsid="00183fba" officeooo:paragraph-rsid="00183fba"/>
    </style:style>
    <style:style style:name="P3" style:family="paragraph" style:parent-style-name="Standard">
      <style:text-properties officeooo:rsid="0018efb8" officeooo:paragraph-rsid="0018efb8"/>
    </style:style>
    <style:style style:name="T1" style:family="text">
      <style:text-properties officeooo:rsid="00183fba"/>
    </style:style>
    <style:style style:name="T2" style:family="text">
      <style:text-properties officeooo:rsid="0018ef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Data Paris 2015: Presentation</text:p>
      <text:p text:style-name="P1"/>
      <text:p text:style-name="P1">Thank you very much for that introduction and thank you very much for coming! I'm so glad to be here sharing my love for Python and data. A huge thanks to the PyData Paris organizers for allowing me to come here. </text:p>
      <text:p text:style-name="P1">To start off, just a bit of my background information. My name is Camilla and I work at Caplin Systems as a QA Engineer. By day I mostly deal with Java, but by night I am a secret Pythonista. <text:s/>I was first inspired to pick up Python last year when I was completing <text:s/>my master's degree at the University of Edinburgh and I have been a very enthusiastic Python fan ever since. </text:p>
      <text:p text:style-name="P1"/>
      <text:p text:style-name="P1">Today I will be talking telling you a story about the London Underground and how I became fascinated with the properties of the London Underground network. While this project is still very much in the beginning stages, my aim today is to share some of the tools I have used to start studying this very complicated system and hopefully inspire you to look for interesting data problems in your own daily environment. </text:p>
      <text:p text:style-name="P1"/>
      <text:p text:style-name="P1">I have roughly divided this talk into three parts:</text:p>
      <text:p text:style-name="P1">In the first part, I'm going to give a bit of background information on how and why I became interested in studying the London Underground. </text:p>
      <text:p text:style-name="P1"/>
      <text:p text:style-name="P1">In the second part, I will give a brief overview of how I went about translating the map of the London Undergound into a Graph structure that I could analyse <text:span text:style-name="T1">programmatically</text:span>. In addition, I will talk about some of the interesting properties of the London Underground that I was able to find out using the built in functionalities of graph-tool. <text:s text:c="2"/></text:p>
      <text:p text:style-name="P1"/>
      <text:p text:style-name="P2">In the third part of the talk, I will give some examples of you interactive plots that you can create using the bokeh visualisation library and how they can help you understand your data.</text:p>
      <text:p text:style-name="P2"/>
      <text:p text:style-name="P2">So let's get started and let's talk a bit about <text:s/>you might want to study the London Underground or any other transportation system in a Metropolitan area. I first became interested in the dynamics of commuter flow on the London Underground in August 2014. The academic year was over in Edinburgh and I packed my suitcase and took the train from Edinburgh to London to start my new job. My first flat was located between Marylebone and St.John's Wood and my office near Liverpool Street. </text:p>
      <text:p text:style-name="P2">I was quite lucky, because there were not one, not two, but three London Underground stations within 5 minutes walk of my flat. And so every day I flipped a coin and chose one of the stations.</text:p>
      <text:p text:style-name="P2">After about a month of traveling, I began noticing some interesting patterns in the rush hour traffic. </text:p>
      <text:p text:style-name="P2">I began taking the train from Edgware Road station at 8am. Some days it was very very crowded, in fact so crowded that even sardines in a can have more room, while other days it was less crowded.</text:p>
      <text:p text:style-name="P2"/>
      <text:p text:style-name="P2">As you probably know, sometimes other tube lines in the system have delays and I started noticing that de<text:span text:style-name="T2">lays</text:span> on tube lines that did not pass through the Edgware Road station could influence the number of commuters <text:span text:style-name="T2">on Edgware road. </text:span></text:p>
      <text:p text:style-name="P2"/>
      <text:p text:style-name="P3">Led me to outline two questions that I wanted to answer:</text:p>
      <text:p text:style-name="P3"/>
      <text:p text:style-name="P3">1. How do delays and suspension on one station affect the number of commuters on other stations?</text:p>
      <text:p text:style-name="P3"/>
      <text:p text:style-name="P3">2. What are the most “important” stations in the London Underground and how does suspending these affect the average commuter?</text:p>
      <text:p text:style-name="P3"/>
      <text:p text:style-name="P3">I put the word important in quotes, because what one means by important stations will certainly <text:soft-page-break/>depend on the context. For example, a station can be important if it represents a major interchange point. So even just by looking at the map of the London Underground, we can suspect that Baker Street might be an important station in the network, because it is the intersection of 5 different underground lines: the circle line, the metropolitan line, the hammersmith and city line, the jubilee line and the bakerloo line. Using Python's graph-tool will allow us to justify these intuitive approaches with some data. </text:p>
      <text:p text:style-name="P3"/>
      <text:p text:style-name="P3"/>
      <text:p text:style-name="P3">So to summarize, the motivation for this project was to understand what the most important, however, one wishes to define that word stations in the Underground are and </text:p>
      <text:p text:style-name="P2"><text:s/></text:p>
      <text:p text:style-name="P2"/>
      <text:p text:style-name="P2"><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22:30:35.721893148</meta:creation-date>
    <dc:date>2015-04-01T23:09:07.201185319</dc:date>
    <meta:editing-duration>PT8M</meta:editing-duration>
    <meta:editing-cycles>1</meta:editing-cycles>
    <meta:document-statistic meta:table-count="0" meta:image-count="0" meta:object-count="0" meta:page-count="2" meta:paragraph-count="20" meta:word-count="712" meta:character-count="4032" meta:non-whitespace-character-count="3319"/>
    <meta:generator>LibreOffice/4.2.7.2$Linux_X86_64 LibreOffice_project/420m0$Build-2</meta:generator>
  </office:meta>
</office:document-meta>
</file>